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ffffa6"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d8ce"/>
    </style:style>
    <style:style style:name="ce12" style:family="table-cell" style:parent-style-name="Default">
      <style:table-cell-properties fo:background-color="#ff4000"/>
    </style:style>
    <style:style style:name="ce13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svg:stroke-width="15.85pt" draw:marker-start-width="29.31pt" draw:marker-end-width="29.31pt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.69pt" svg:height="28.66pt" svg:x="358.21pt" svg:y="152.84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8.56pt" svg:height="32.23pt" svg:x="361.36pt" svg:y="235.67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6.87pt" svg:height="32.23pt" svg:x="451.9pt" svg:y="231.9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83.54pt" svg:height="32.97pt" svg:x="332.5pt" svg:y="307.98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1/alph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table:style-name="ce10" office:value-type="string" calcext:value-type="string">
            <text:p>hat y</text:p>
          </table:table-cell>
          <table:table-cell office:value-type="string" calcext:value-type="string" table:number-columns-spanned="3" table:number-rows-spanned="1">
            <text:p>Yates</text:p>
          </table:table-cell>
          <table:covered-table-cell table:number-columns-repeated="2"/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1" office:value-type="float" office:value="8.7" calcext:value-type="float">
            <text:p>8.7</text:p>
          </table:table-cell>
          <table:table-cell table:formula="of:=1/[.D2]" office:value-type="float" office:value="0.114942528735632" calcext:value-type="float">
            <text:p>0.114942528735632</text:p>
          </table:table-cell>
          <table:table-cell table:formula="of:=LN(RAND())/(-[.E2])" office:value-type="float" office:value="16.5547682999057" calcext:value-type="float">
            <text:p>16.5547682999057</text:p>
          </table:table-cell>
          <table:table-cell table:formula="of:=LN(RAND())/(-[.E2])" office:value-type="float" office:value="0.524318690172394" calcext:value-type="float">
            <text:p>0.524318690172394</text:p>
          </table:table-cell>
          <table:table-cell table:formula="of:=LN(RAND())/(-[.E2])" office:value-type="float" office:value="45.8731332704297" calcext:value-type="float">
            <text:p>45.8731332704297</text:p>
          </table:table-cell>
          <table:table-cell table:formula="of:=LN(RAND())/(-[.E2])" office:value-type="float" office:value="1.37753640516449" calcext:value-type="float">
            <text:p>1.37753640516449</text:p>
          </table:table-cell>
          <table:table-cell table:formula="of:=LN(RAND())/(-[.E2])" office:value-type="float" office:value="8.43259093457137" calcext:value-type="float">
            <text:p>8.43259093457137</text:p>
          </table:table-cell>
          <table:table-cell table:style-name="ce11" table:formula="of:=AVERAGE([.F2:.J2])" office:value-type="float" office:value="14.5524695200487" calcext:value-type="float">
            <text:p>14.5524695200487</text:p>
          </table:table-cell>
          <table:table-cell table:formula="of:=SUM([.K2];[.K3])" office:value-type="float" office:value="26.7300652100417" calcext:value-type="float">
            <text:p>26.7300652100417</text:p>
          </table:table-cell>
          <table:table-cell table:formula="of:=SUM([.L2];[.L3])" office:value-type="float" office:value="35.9742059309196" calcext:value-type="float">
            <text:p>35.9742059309196</text:p>
          </table:table-cell>
          <table:table-cell table:formula="of:=SUM([.M2];[.M3])" office:value-type="float" office:value="43.0611786521514" calcext:value-type="float">
            <text:p>43.0611786521514</text:p>
          </table:table-cell>
          <table:table-cell table:formula="of:=[.N2]/8" office:value-type="float" office:value="5.38264733151892" calcext:value-type="float">
            <text:p>5.38264733151892</text:p>
          </table:table-cell>
          <table:table-cell table:style-name="ce15"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1" office:value-type="float" office:value="8.7" calcext:value-type="float">
            <text:p>8.7</text:p>
          </table:table-cell>
          <table:table-cell table:formula="of:=1/[.D3]" office:value-type="float" office:value="0.114942528735632" calcext:value-type="float">
            <text:p>0.114942528735632</text:p>
          </table:table-cell>
          <table:table-cell table:formula="of:=LN(RAND())/(-[.E3])" office:value-type="float" office:value="6.26824269528271" calcext:value-type="float">
            <text:p>6.26824269528271</text:p>
          </table:table-cell>
          <table:table-cell table:formula="of:=LN(RAND())/(-[.E3])" office:value-type="float" office:value="2.15026691979242" calcext:value-type="float">
            <text:p>2.15026691979242</text:p>
          </table:table-cell>
          <table:table-cell table:formula="of:=LN(RAND())/(-[.E3])" office:value-type="float" office:value="19.1866294206648" calcext:value-type="float">
            <text:p>19.1866294206648</text:p>
          </table:table-cell>
          <table:table-cell table:formula="of:=LN(RAND())/(-[.E3])" office:value-type="float" office:value="5.25729673019416" calcext:value-type="float">
            <text:p>5.25729673019416</text:p>
          </table:table-cell>
          <table:table-cell table:formula="of:=LN(RAND())/(-[.E3])" office:value-type="float" office:value="28.0255426840308" calcext:value-type="float">
            <text:p>28.0255426840308</text:p>
          </table:table-cell>
          <table:table-cell table:style-name="ce11" table:formula="of:=AVERAGE([.F3:.J3])" office:value-type="float" office:value="12.177595689993" calcext:value-type="float">
            <text:p>12.177595689993</text:p>
          </table:table-cell>
          <table:table-cell table:formula="of:=SUM([.K4];[.K5])" office:value-type="float" office:value="9.24414072087784" calcext:value-type="float">
            <text:p>9.24414072087784</text:p>
          </table:table-cell>
          <table:table-cell table:formula="of:=SUM([.L4];[.L5])" office:value-type="float" office:value="7.08697272123178" calcext:value-type="float">
            <text:p>7.08697272123178</text:p>
          </table:table-cell>
          <table:table-cell table:formula="of:=SUM([.M4];[.M5])" office:value-type="float" office:value="-1.79486108479269" calcext:value-type="float">
            <text:p>-1.79486108479269</text:p>
          </table:table-cell>
          <table:table-cell table:formula="of:=[.N3]/4" office:value-type="float" office:value="-0.448715271198174" calcext:value-type="float">
            <text:p>-0.44871527119817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office:value-type="float" office:value="8.7" calcext:value-type="float">
            <text:p>8.7</text:p>
          </table:table-cell>
          <table:table-cell table:formula="of:=1/[.D4]" office:value-type="float" office:value="0.114942528735632" calcext:value-type="float">
            <text:p>0.114942528735632</text:p>
          </table:table-cell>
          <table:table-cell table:formula="of:=LN(RAND())/(-[.E4])" office:value-type="float" office:value="3.67695413809707" calcext:value-type="float">
            <text:p>3.67695413809707</text:p>
          </table:table-cell>
          <table:table-cell table:formula="of:=LN(RAND())/(-[.E4])" office:value-type="float" office:value="1.39923888960452" calcext:value-type="float">
            <text:p>1.39923888960452</text:p>
          </table:table-cell>
          <table:table-cell table:formula="of:=LN(RAND())/(-[.E4])" office:value-type="float" office:value="1.81786739617973" calcext:value-type="float">
            <text:p>1.81786739617973</text:p>
          </table:table-cell>
          <table:table-cell table:formula="of:=LN(RAND())/(-[.E4])" office:value-type="float" office:value="9.52226119429742" calcext:value-type="float">
            <text:p>9.52226119429742</text:p>
          </table:table-cell>
          <table:table-cell table:formula="of:=LN(RAND())/(-[.E4])" office:value-type="float" office:value="5.68492744014351" calcext:value-type="float">
            <text:p>5.68492744014351</text:p>
          </table:table-cell>
          <table:table-cell table:style-name="ce11" table:formula="of:=AVERAGE([.F4:.J4])" office:value-type="float" office:value="4.42024981166445" calcext:value-type="float">
            <text:p>4.42024981166445</text:p>
          </table:table-cell>
          <table:table-cell table:formula="of:=SUM([.K6];[.K7])" office:value-type="float" office:value="4.57358863563316" calcext:value-type="float">
            <text:p>4.57358863563316</text:p>
          </table:table-cell>
          <table:table-cell table:formula="of:=SUM([.L6];[.L7])" office:value-type="float" office:value="-1.97123273250682" calcext:value-type="float">
            <text:p>-1.97123273250682</text:p>
          </table:table-cell>
          <table:table-cell table:formula="of:=SUM([.M6];[.M7])" office:value-type="float" office:value="-19.5461290391984" calcext:value-type="float">
            <text:p>-19.5461290391984</text:p>
          </table:table-cell>
          <table:table-cell table:style-name="ce13" table:formula="of:=[.N4]/4" office:value-type="float" office:value="-4.88653225979961" calcext:value-type="float">
            <text:p>-4.8865322597996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+</text:p>
          </table:table-cell>
          <table:table-cell table:style-name="ce1" office:value-type="float" office:value="8.7" calcext:value-type="float">
            <text:p>8.7</text:p>
          </table:table-cell>
          <table:table-cell table:formula="of:=1/[.D5]" office:value-type="float" office:value="0.114942528735632" calcext:value-type="float">
            <text:p>0.114942528735632</text:p>
          </table:table-cell>
          <table:table-cell table:formula="of:=LN(RAND())/(-[.E5])" office:value-type="float" office:value="4.44262156035026" calcext:value-type="float">
            <text:p>4.44262156035026</text:p>
          </table:table-cell>
          <table:table-cell table:formula="of:=LN(RAND())/(-[.E5])" office:value-type="float" office:value="2.86454170134435" calcext:value-type="float">
            <text:p>2.86454170134435</text:p>
          </table:table-cell>
          <table:table-cell table:formula="of:=LN(RAND())/(-[.E5])" office:value-type="float" office:value="13.7650347041839" calcext:value-type="float">
            <text:p>13.7650347041839</text:p>
          </table:table-cell>
          <table:table-cell table:formula="of:=LN(RAND())/(-[.E5])" office:value-type="float" office:value="1.40478236619652" calcext:value-type="float">
            <text:p>1.40478236619652</text:p>
          </table:table-cell>
          <table:table-cell table:formula="of:=LN(RAND())/(-[.E5])" office:value-type="float" office:value="1.64247421399197" calcext:value-type="float">
            <text:p>1.64247421399197</text:p>
          </table:table-cell>
          <table:table-cell table:style-name="ce11" table:formula="of:=AVERAGE([.F5:.J5])" office:value-type="float" office:value="4.82389090921339" calcext:value-type="float">
            <text:p>4.82389090921339</text:p>
          </table:table-cell>
          <table:table-cell table:formula="of:=SUM([.K8];[.K9])" office:value-type="float" office:value="2.51338408559862" calcext:value-type="float">
            <text:p>2.51338408559862</text:p>
          </table:table-cell>
          <table:table-cell table:formula="of:=SUM([.L8];[.L9])" office:value-type="float" office:value="0.176371647714121" calcext:value-type="float">
            <text:p>0.176371647714121</text:p>
          </table:table-cell>
          <table:table-cell table:formula="of:=SUM([.M8];[.M9])" office:value-type="float" office:value="1.07354988467955" calcext:value-type="float">
            <text:p>1.07354988467955</text:p>
          </table:table-cell>
          <table:table-cell table:style-name="ce13" table:formula="of:=[.N5]/4" office:value-type="float" office:value="0.268387471169888" calcext:value-type="float">
            <text:p>0.268387471169888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+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" office:value-type="float" office:value="1.4" calcext:value-type="float">
            <text:p>1.4</text:p>
          </table:table-cell>
          <table:table-cell table:formula="of:=1/[.D6]" office:value-type="float" office:value="0.714285714285714" calcext:value-type="float">
            <text:p>0.714285714285714</text:p>
          </table:table-cell>
          <table:table-cell table:formula="of:=LN(RAND())/(-[.E6])" office:value-type="float" office:value="1.87217636737756" calcext:value-type="float">
            <text:p>1.87217636737756</text:p>
          </table:table-cell>
          <table:table-cell table:formula="of:=LN(RAND())/(-[.E6])" office:value-type="float" office:value="0.336223564234784" calcext:value-type="float">
            <text:p>0.336223564234784</text:p>
          </table:table-cell>
          <table:table-cell table:formula="of:=LN(RAND())/(-[.E6])" office:value-type="float" office:value="2.94133571604424" calcext:value-type="float">
            <text:p>2.94133571604424</text:p>
          </table:table-cell>
          <table:table-cell table:formula="of:=LN(RAND())/(-[.E6])" office:value-type="float" office:value="2.77211561716113" calcext:value-type="float">
            <text:p>2.77211561716113</text:p>
          </table:table-cell>
          <table:table-cell table:formula="of:=LN(RAND())/(-[.E6])" office:value-type="float" office:value="1.16044946096609" calcext:value-type="float">
            <text:p>1.16044946096609</text:p>
          </table:table-cell>
          <table:table-cell table:style-name="ce11" table:formula="of:=AVERAGE([.F6:.J6])" office:value-type="float" office:value="1.81646014515676" calcext:value-type="float">
            <text:p>1.81646014515676</text:p>
          </table:table-cell>
          <table:table-cell table:formula="of:=[.K3]-[.K2]" office:value-type="float" office:value="-2.37487383005576" calcext:value-type="float">
            <text:p>-2.37487383005576</text:p>
          </table:table-cell>
          <table:table-cell table:formula="of:=[.L3]-[.L2]" office:value-type="float" office:value="-17.4859244891639" calcext:value-type="float">
            <text:p>-17.4859244891639</text:p>
          </table:table-cell>
          <table:table-cell table:formula="of:=[.M3]-[.M2]" office:value-type="float" office:value="-28.8872332096878" calcext:value-type="float">
            <text:p>-28.8872332096878</text:p>
          </table:table-cell>
          <table:table-cell table:formula="of:=[.N6]/4" office:value-type="float" office:value="-7.22180830242195" calcext:value-type="float">
            <text:p>-7.2218083024219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1" office:value-type="float" office:value="1.4" calcext:value-type="float">
            <text:p>1.4</text:p>
          </table:table-cell>
          <table:table-cell table:formula="of:=1/[.D7]" office:value-type="float" office:value="0.714285714285714" calcext:value-type="float">
            <text:p>0.714285714285714</text:p>
          </table:table-cell>
          <table:table-cell table:formula="of:=LN(RAND())/(-[.E7])" office:value-type="float" office:value="1.48182232459288" calcext:value-type="float">
            <text:p>1.48182232459288</text:p>
          </table:table-cell>
          <table:table-cell table:formula="of:=LN(RAND())/(-[.E7])" office:value-type="float" office:value="3.27816693584513" calcext:value-type="float">
            <text:p>3.27816693584513</text:p>
          </table:table-cell>
          <table:table-cell table:formula="of:=LN(RAND())/(-[.E7])" office:value-type="float" office:value="7.34960838429105" calcext:value-type="float">
            <text:p>7.34960838429105</text:p>
          </table:table-cell>
          <table:table-cell table:formula="of:=LN(RAND())/(-[.E7])" office:value-type="float" office:value="0.5780717557608" calcext:value-type="float">
            <text:p>0.5780717557608</text:p>
          </table:table-cell>
          <table:table-cell table:formula="of:=LN(RAND())/(-[.E7])" office:value-type="float" office:value="1.09797305189212" calcext:value-type="float">
            <text:p>1.09797305189212</text:p>
          </table:table-cell>
          <table:table-cell table:style-name="ce11" table:formula="of:=AVERAGE([.F7:.J7])" office:value-type="float" office:value="2.75712849047639" calcext:value-type="float">
            <text:p>2.75712849047639</text:p>
          </table:table-cell>
          <table:table-cell table:formula="of:=[.K5]-[.K4]" office:value-type="float" office:value="0.403641097548941" calcext:value-type="float">
            <text:p>0.403641097548941</text:p>
          </table:table-cell>
          <table:table-cell table:formula="of:=[.L5]-[.L4]" office:value-type="float" office:value="-2.06020455003454" calcext:value-type="float">
            <text:p>-2.06020455003454</text:p>
          </table:table-cell>
          <table:table-cell table:formula="of:=[.M5]-[.M4]" office:value-type="float" office:value="2.14760438022094" calcext:value-type="float">
            <text:p>2.14760438022094</text:p>
          </table:table-cell>
          <table:table-cell table:formula="of:=[.N7]/4" office:value-type="float" office:value="0.536901095055234" calcext:value-type="float">
            <text:p>0.536901095055234</text:p>
          </table:table-cell>
          <table:table-cell table:number-columns-repeated="3"/>
        </table:table-row>
        <table:table-row table:style-name="ro1">
          <table:table-cell table:number-columns-repeated="2"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office:value-type="float" office:value="1.4" calcext:value-type="float">
            <text:p>1.4</text:p>
          </table:table-cell>
          <table:table-cell table:formula="of:=1/[.D8]" office:value-type="float" office:value="0.714285714285714" calcext:value-type="float">
            <text:p>0.714285714285714</text:p>
          </table:table-cell>
          <table:table-cell table:formula="of:=LN(RAND())/(-[.E8])" office:value-type="float" office:value="4.49997203965309" calcext:value-type="float">
            <text:p>4.49997203965309</text:p>
          </table:table-cell>
          <table:table-cell table:formula="of:=LN(RAND())/(-[.E8])" office:value-type="float" office:value="0.786153119610787" calcext:value-type="float">
            <text:p>0.786153119610787</text:p>
          </table:table-cell>
          <table:table-cell table:formula="of:=LN(RAND())/(-[.E8])" office:value-type="float" office:value="1.23163837034685" calcext:value-type="float">
            <text:p>1.23163837034685</text:p>
          </table:table-cell>
          <table:table-cell table:formula="of:=LN(RAND())/(-[.E8])" office:value-type="float" office:value="0.661674913606144" calcext:value-type="float">
            <text:p>0.661674913606144</text:p>
          </table:table-cell>
          <table:table-cell table:formula="of:=LN(RAND())/(-[.E8])" office:value-type="float" office:value="1.01476351479346" calcext:value-type="float">
            <text:p>1.01476351479346</text:p>
          </table:table-cell>
          <table:table-cell table:style-name="ce11" table:formula="of:=AVERAGE([.F8:.J8])" office:value-type="float" office:value="1.63884039160207" calcext:value-type="float">
            <text:p>1.63884039160207</text:p>
          </table:table-cell>
          <table:table-cell table:formula="of:=[.K7]-[.K6]" office:value-type="float" office:value="0.940668345319633" calcext:value-type="float">
            <text:p>0.940668345319633</text:p>
          </table:table-cell>
          <table:table-cell table:formula="of:=[.L7]-[.L6]" office:value-type="float" office:value="2.7785149276047" calcext:value-type="float">
            <text:p>2.7785149276047</text:p>
          </table:table-cell>
          <table:table-cell table:formula="of:=[.M7]-[.M6]" office:value-type="float" office:value="15.4257199391294" calcext:value-type="float">
            <text:p>15.4257199391294</text:p>
          </table:table-cell>
          <table:table-cell table:style-name="ce7" table:formula="of:=[.N8]/4" office:value-type="float" office:value="3.85642998478234" calcext:value-type="float">
            <text:p>3.85642998478234</text:p>
          </table:table-cell>
          <table:table-cell table:number-columns-repeated="3"/>
        </table:table-row>
        <table:table-row table:style-name="ro1">
          <table:table-cell table:number-columns-repeated="3" table:style-name="ce5" office:value-type="string" calcext:value-type="string">
            <text:p>+</text:p>
          </table:table-cell>
          <table:table-cell table:style-name="ce1" office:value-type="float" office:value="1.4" calcext:value-type="float">
            <text:p>1.4</text:p>
          </table:table-cell>
          <table:table-cell table:formula="of:=1/[.D9]" office:value-type="float" office:value="0.714285714285714" calcext:value-type="float">
            <text:p>0.714285714285714</text:p>
          </table:table-cell>
          <table:table-cell table:formula="of:=LN(RAND())/(-[.E9])" office:value-type="float" office:value="0.172745350650617" calcext:value-type="float">
            <text:p>0.172745350650617</text:p>
          </table:table-cell>
          <table:table-cell table:formula="of:=LN(RAND())/(-[.E9])" office:value-type="float" office:value="0.4357508839515" calcext:value-type="float">
            <text:p>0.4357508839515</text:p>
          </table:table-cell>
          <table:table-cell table:formula="of:=LN(RAND())/(-[.E9])" office:value-type="float" office:value="0.166449881260859" calcext:value-type="float">
            <text:p>0.166449881260859</text:p>
          </table:table-cell>
          <table:table-cell table:formula="of:=LN(RAND())/(-[.E9])" office:value-type="float" office:value="2.25535788994518" calcext:value-type="float">
            <text:p>2.25535788994518</text:p>
          </table:table-cell>
          <table:table-cell table:formula="of:=LN(RAND())/(-[.E9])" office:value-type="float" office:value="1.34241446417461" calcext:value-type="float">
            <text:p>1.34241446417461</text:p>
          </table:table-cell>
          <table:table-cell table:style-name="ce11" table:formula="of:=AVERAGE([.F9:.J9])" office:value-type="float" office:value="0.874543693996554" calcext:value-type="float">
            <text:p>0.874543693996554</text:p>
          </table:table-cell>
          <table:table-cell table:formula="of:=[.K9]-[.K8]" office:value-type="float" office:value="-0.764296697605512" calcext:value-type="float">
            <text:p>-0.764296697605512</text:p>
          </table:table-cell>
          <table:table-cell table:formula="of:=[.L9]-[.L8]" office:value-type="float" office:value="-1.70496504292515" calcext:value-type="float">
            <text:p>-1.70496504292515</text:p>
          </table:table-cell>
          <table:table-cell table:formula="of:=[.M9]-[.M8]" office:value-type="float" office:value="-4.48347997052984" calcext:value-type="float">
            <text:p>-4.48347997052984</text:p>
          </table:table-cell>
          <table:table-cell table:formula="of:=[.N9]/4" office:value-type="float" office:value="-1.12086999263246" calcext:value-type="float">
            <text:p>-1.12086999263246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number-columns-spanned="2" table:number-rows-spanned="4"/>
          <table:covered-table-cell/>
          <table:table-cell table:number-columns-repeated="8"/>
          <table:table-cell table:style-name="ce4" office:value-type="string" calcext:value-type="string" table:number-columns-spanned="3" table:number-rows-spanned="3">
            <text:p>The General ATM has the most significant</text:p>
            <text:p> effect on the experiment </text:p>
          </table:table-cell>
          <table:covered-table-cell table:number-columns-repeated="2"/>
        </table:table-row>
        <table:table-row table:style-name="ro1">
          <table:table-cell table:number-columns-repeated="5"/>
          <table:covered-table-cell table:number-columns-repeated="2"/>
          <table:table-cell table:number-columns-repeated="3"/>
          <table:table-cell table:formula="of:=([.F2]-[.K2])^2" office:value-type="float" office:value="4.00920040381679" calcext:value-type="float">
            <text:p>4.00920040381679</text:p>
          </table:table-cell>
          <table:table-cell table:number-columns-repeated="4"/>
          <table:covered-table-cell table:number-columns-repeated="3"/>
        </table:table-row>
        <table:table-row table:style-name="ro1">
          <table:table-cell table:number-columns-repeated="5"/>
          <table:covered-table-cell table:number-columns-repeated="2"/>
          <table:table-cell table:number-columns-repeated="3"/>
          <table:table-cell table:formula="of:=([.G2]-[.K2])^2" office:value-type="float" office:value="196.789015705761" calcext:value-type="float">
            <text:p>196.789015705761</text:p>
          </table:table-cell>
          <table:table-cell table:number-columns-repeated="4"/>
          <table:covered-table-cell table:number-columns-repeated="3"/>
        </table:table-row>
        <table:table-row table:style-name="ro1">
          <table:table-cell table:number-columns-repeated="5"/>
          <table:covered-table-cell table:number-columns-repeated="2"/>
          <table:table-cell table:number-columns-repeated="3"/>
          <table:table-cell table:formula="of:=([.H2]-[.K2])^2" office:value-type="float" office:value="980.98397776443" calcext:value-type="float">
            <text:p>980.98397776443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[.I2]-[.K2])^2" office:value-type="float" office:value="173.578862581674" calcext:value-type="float">
            <text:p>173.57886258167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[.J2]-[.K2])^2" office:value-type="float" office:value="37.4529139009846" calcext:value-type="float">
            <text:p>37.4529139009846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spanned="4" table:number-rows-spanned="5"/>
          <table:covered-table-cell table:number-columns-repeated="3"/>
          <table:table-cell table:style-name="ce8" office:value-type="string" calcext:value-type="string">
            <text:p>S^2 =</text:p>
          </table:table-cell>
          <table:table-cell table:formula="of:=SUM([.K13:.K17])/4" office:value-type="float" office:value="348.203492589166" calcext:value-type="float">
            <text:p>348.203492589166</text:p>
          </table:table-cell>
          <table:table-cell table:number-columns-repeated="7"/>
        </table:table-row>
        <table:table-row table:style-name="ro1">
          <table:table-cell table:number-columns-repeated="5"/>
          <table:covered-table-cell table:number-columns-repeated="4"/>
          <table:table-cell table:style-name="ce9"/>
          <table:table-cell table:number-columns-repeated="8"/>
        </table:table-row>
        <table:table-row table:style-name="ro1">
          <table:table-cell table:number-columns-repeated="5"/>
          <table:covered-table-cell table:number-columns-repeated="4"/>
          <table:table-cell table:style-name="ce8" office:value-type="string" calcext:value-type="string">
            <text:p>sqrt(S^2/n)</text:p>
          </table:table-cell>
          <table:table-cell table:formula="of:=SQRT([.K18]/5)" office:value-type="float" office:value="8.34510027008863" calcext:value-type="float">
            <text:p>8.34510027008863</text:p>
          </table:table-cell>
          <table:table-cell table:number-columns-repeated="7"/>
        </table:table-row>
        <table:table-row table:style-name="ro1">
          <table:table-cell table:number-columns-repeated="5"/>
          <table:covered-table-cell table:number-columns-repeated="4"/>
          <table:table-cell table:style-name="ce8" office:value-type="string" calcext:value-type="string">
            <text:p>α</text:p>
          </table:table-cell>
          <table:table-cell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table:number-columns-repeated="5"/>
          <table:covered-table-cell table:number-columns-repeated="4"/>
          <table:table-cell table:style-name="ce8" office:value-type="string" calcext:value-type="string">
            <text:p>t</text:p>
          </table:table-cell>
          <table:table-cell office:value-type="float" office:value="2.776" calcext:value-type="float">
            <text:p>2.776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spanned="4" table:number-rows-spanned="8"/>
          <table:covered-table-cell table:number-columns-repeated="3"/>
          <table:table-cell table:style-name="ce8" office:value-type="string" calcext:value-type="string">
            <text:p>h</text:p>
          </table:table-cell>
          <table:table-cell table:formula="of:=[.K22]*[.K20]" office:value-type="float" office:value="23.165998349766" calcext:value-type="float">
            <text:p>23.165998349766</text:p>
          </table:table-cell>
          <table:table-cell table:number-columns-repeated="7"/>
        </table:table-row>
        <table:table-row table:style-name="ro1">
          <table:table-cell table:number-columns-repeated="5"/>
          <table:covered-table-cell table:number-columns-repeated="4"/>
          <table:table-cell table:style-name="ce8" office:value-type="string" calcext:value-type="string">
            <text:p>h*</text:p>
          </table:table-cell>
          <table:table-cell table:formula="of:=[.K2]*0.05" office:value-type="float" office:value="0.727623476002437" calcext:value-type="float">
            <text:p>0.727623476002437</text:p>
          </table:table-cell>
          <table:table-cell table:number-columns-repeated="7"/>
        </table:table-row>
        <table:table-row table:style-name="ro1">
          <table:table-cell table:number-columns-repeated="5"/>
          <table:covered-table-cell table:number-columns-repeated="4"/>
          <table:table-cell table:style-name="ce8" office:value-type="string" calcext:value-type="string">
            <text:p>n*</text:p>
          </table:table-cell>
          <table:table-cell table:style-name="ce12" table:formula="of:=5*([.K23]/[.K24])^2" office:value-type="float" office:value="5068.25714311999" calcext:value-type="float">
            <text:p>5068.25714311999</text:p>
          </table:table-cell>
          <table:table-cell office:value-type="string" calcext:value-type="string" table:number-columns-spanned="2" table:number-rows-spanned="1">
            <text:p>We are so far from the ideal replications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covered-table-cell table:number-columns-repeated="4"/>
          <table:table-cell table:number-columns-repeated="9"/>
        </table:table-row>
        <table:table-row table:style-name="ro1">
          <table:table-cell table:number-columns-repeated="5"/>
          <table:covered-table-cell table:number-columns-repeated="4"/>
          <table:table-cell table:number-columns-repeated="9"/>
        </table:table-row>
        <table:table-row table:style-name="ro1">
          <table:table-cell table:number-columns-repeated="5"/>
          <table:covered-table-cell table:number-columns-repeated="4"/>
          <table:table-cell table:number-columns-repeated="9"/>
        </table:table-row>
        <table:table-row table:style-name="ro1">
          <table:table-cell table:number-columns-repeated="5"/>
          <table:covered-table-cell table:number-columns-repeated="4"/>
          <table:table-cell table:number-columns-repeated="9"/>
        </table:table-row>
        <table:table-row table:style-name="ro1">
          <table:table-cell table:number-columns-repeated="5"/>
          <table:covered-table-cell table:number-columns-repeated="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1:02:17.221328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7:23:43.565632037</meta:creation-date>
    <dc:date>2020-04-21T11:45:51.278728700</dc:date>
    <meta:editing-duration>PT24M49S</meta:editing-duration>
    <meta:editing-cycles>4</meta:editing-cycles>
    <meta:generator>LibreOffice/6.2.6.2$Linux_X86_64 LibreOffice_project/20$Build-2</meta:generator>
    <meta:document-statistic meta:table-count="1" meta:cell-count="155" meta:object-count="4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row>
          <mi>ln</mi>
          <mi>x</mi>
        </mrow>
        <mrow>
          <mo stretchy="false">−</mo>
          <mi>α</mi>
        </mrow>
      </mfrac>
    </mrow>
    <annotation encoding="StarMath 5.0">x = {ln x} over {-α}
 </annotation>
  </semantics>
</math>
</file>

<file path=Object 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y</mi>
          <mi>i</mi>
        </msub>
      </mrow>
    </mrow>
    <annotation encoding="StarMath 5.0">hat y  = {1} over {n} sum from{i=1} to{n} y_i 
 </annotation>
  </semantics>
</math>
</file>

<file path=Object 3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i>y</mi>
                  <mo stretchy="false">^</mo>
                </mover>
              </mrow>
            </mrow>
            <mo fence="true" stretchy="false">)</mo>
          </mrow>
          <mn>2</mn>
        </msup>
      </mrow>
    </mrow>
    <annotation encoding="StarMath 5.0">S^2  = {1} over {n - 1} sum from{i=1} to{n} (y_i - hat y)^2 
 </annotation>
  </semantics>
</math>
</file>

<file path=Object 4/content.xml><?xml version="1.0" encoding="utf-8"?>
<math xmlns="http://www.w3.org/1998/Math/MathML" display="block">
  <semantics>
    <mrow>
      <mrow>
        <mi>h</mi>
        <mo stretchy="false">=</mo>
        <msub>
          <mi>t</mi>
          <mrow>
            <mrow>
              <mn>1</mn>
              <mo stretchy="false">−</mo>
              <mrow>
                <mi>α</mi>
                <mo stretchy="false">/</mo>
                <mn>2</mn>
              </mrow>
            </mrow>
            <mi>,</mi>
            <mrow>
              <mi>n</mi>
              <mo stretchy="false">−</mo>
              <mn>1</mn>
            </mrow>
          </mrow>
        </msub>
      </mrow>
      <msqrt>
        <mfrac>
          <msup>
            <mi>S</mi>
            <mn>2</mn>
          </msup>
          <mi>n</mi>
        </mfrac>
      </msqrt>
    </mrow>
    <annotation encoding="StarMath 5.0">h = t_{1 - α/2, n-1} sqrt {S^2 over n}
 </annotation>
  </semantics>
</math>
</file>